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OutputStream.println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OutputStream.print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OutputStream.println( lon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OutputStream.println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OutputStream.Servl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rvletOutputStream.print( boolean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OutputStream.println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OutputStream.print( lon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OutputStream.printl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OutputStream.print( String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rvletOutputStream.println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OutputStream.println( floa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OutputStream.print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OutputStream.print( double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OutputStream.print( floa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OutputStream.println( double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